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e6e0a"/>
    </style:style>
    <style:style style:name="T2" style:family="text">
      <style:text-properties officeooo:rsid="002016a0"/>
    </style:style>
    <style:style style:name="T3" style:family="text">
      <style:text-properties style:font-name="Liberation Mono" fo:font-size="10pt" officeooo:rsid="002016a0" style:font-name-asian="Liberation Mono" style:font-size-asian="10pt" style:font-name-complex="Liberation Mono" style:font-size-complex="10pt"/>
    </style:style>
    <style:style style:name="T4" style:family="text">
      <style:text-properties officeooo:rsid="00206750"/>
    </style:style>
    <style:style style:name="T5" style:family="text">
      <style:text-properties officeooo:rsid="0020d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Enabling Automated DNSSEC Zone Maintenance and Key Generation</text:h>
      <text:p text:style-name="Text_20_body">To sign a zone, add the following statement to its <text:span text:style-name="Source_20_Text">zone</text:span> clause in the BIND 9 configuration file:</text:p>
      <text:p text:style-name="Preformatted_20_Text">options {</text:p>
      <text:p text:style-name="Preformatted_20_Text"><text:s text:c="4"/>directory "/etc/bind";</text:p>
      <text:p text:style-name="Preformatted_20_Text"><text:s text:c="4"/>recursion no;</text:p>
      <text:p text:style-name="Preformatted_20_Text"><text:s text:c="4"/>...</text:p>
      <text:p text:style-name="Preformatted_20_Text">};</text:p>
      <text:p text:style-name="Preformatted_20_Text"/>
      <text:p text:style-name="Preformatted_20_Text">zone "example.com" in {</text:p>
      <text:p text:style-name="Preformatted_20_Text"><text:s text:c="4"/>...</text:p>
      <text:p text:style-name="Preformatted_20_Text"><text:s text:c="4"/>dnssec-policy default;</text:p>
      <text:p text:style-name="Preformatted_20_Text"><text:s text:c="4"/>...</text:p>
      <text:p text:style-name="P1">};</text:p>
      <text:p text:style-name="P1"># rndc reconfig</text:p>
      <text:p text:style-name="P1"># rndc signing -list e<text:span text:style-name="T3">dt</text:span></text:p>
      <text:p text:style-name="P1"><text:span text:style-name="T3"># cp /etc/bind/Kexample.com.+013+10376.key /tmp/example.key</text:span></text:p>
      <text:p text:style-name="P1"><text:span text:style-name="T3"># cd /etc/bind</text:span></text:p>
      <text:p text:style-name="Preformatted_20_Text"># dnssec-keygen -a RSASHA256 -b 1024 example.com</text:p>
      <text:p text:style-name="Preformatted_20_Text">Generating key pair...........................+++++ ......................+++++</text:p>
      <text:p text:style-name="Preformatted_20_Text">Kexample.com.+008+34371</text:p>
      <text:p text:style-name="Preformatted_20_Text"># dnssec-keygen -a RSASHA256 -b 2048 -f KSK example.com</text:p>
      <text:p text:style-name="Preformatted_20_Text">Generating key pair........................+++ ..................................+++</text:p>
      <text:p text:style-name="P1">Kexample.com.+008+00472</text:p>
      <text:p text:style-name="Preformatted_20_Text"><text:span text:style-name="T4">z</text:span>one "example.com" IN {</text:p>
      <text:p text:style-name="Preformatted_20_Text"><text:s text:c="4"/>type primary;</text:p>
      <text:p text:style-name="Preformatted_20_Text"><text:s text:c="4"/>file "example.com.db";</text:p>
      <text:p text:style-name="Preformatted_20_Text"><text:s text:c="4"/>auto-dnssec maintain;</text:p>
      <text:p text:style-name="Preformatted_20_Text"><text:s text:c="4"/>inline-signing yes;</text:p>
      <text:p text:style-name="P1">};</text:p>
      <text:p text:style-name="P1"><text:span text:style-name="T3"># dnssec-signzone -A -t -N INCREMENT -o example.com -f /etc/bind/db/example.com.signed.db \</text:span></text:p>
      <text:p text:style-name="P1"><text:span text:style-name="T3">zone "example.com" IN {</text:span></text:p>
      <text:p text:style-name="Preformatted_20_Text"><text:s text:c="4"/>type primary;</text:p>
      <text:p text:style-name="Preformatted_20_Text"><text:s text:c="4"/>file "db/example.com.signed.db";</text:p>
      <text:p text:style-name="P1"><text:s text:c="4"/>key-directory "keys/example.com";</text:p>
      <text:p text:style-name="P1">};</text:p>
      <text:p text:style-name="P1"><text:span text:style-name="T3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0:19:48.059543740</meta:creation-date>
    <dc:date>2022-05-20T12:01:48.469886960</dc:date>
    <meta:editing-duration>PT11M20S</meta:editing-duration>
    <meta:editing-cycles>1</meta:editing-cycles>
    <meta:document-statistic meta:table-count="0" meta:image-count="0" meta:object-count="0" meta:page-count="1" meta:paragraph-count="34" meta:word-count="119" meta:character-count="1029" meta:non-whitespace-character-count="892"/>
    <meta:generator>LibreOffice/7.0.4.2$Linux_X86_64 LibreOffice_project/00$Build-2</meta:generator>
  </office:meta>
</office:document-meta>
</file>